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abase-display text:table-name="fields" text:table-type="table" text:column-name="$project.Name" text:database-name="fields1">&lt;$project.Name&gt;</text:database-displa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Naghavi</meta:initial-creator>
    <meta:creation-date>2015-08-04T15:33:42</meta:creation-date>
    <dc:date>2015-08-04T15:40:38</dc:date>
    <dc:creator>Mohammad Naghavi</dc:creator>
    <meta:editing-duration>PT3M46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" meta:word-count="1" meta:character-count="15"/>
  </office:meta>
</office:document-meta>
</file>